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th" svg:font-family="'MathJax Math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font-name="DejaVu Sans" fo:font-size="16pt" fo:letter-spacing="normal" fo:font-style="normal" fo:font-weight="normal" officeooo:rsid="000d0e12" officeooo:paragraph-rsid="000d0e12" style:font-size-asian="16pt" style:font-style-asian="normal" style:font-size-complex="16pt" style:font-style-complex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font-name="MathJax Math" fo:font-size="16pt" fo:letter-spacing="normal" fo:font-style="italic" fo:font-weight="normal" officeooo:paragraph-rsid="000b6f9f" style:font-size-asian="16pt" style:font-size-complex="16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font-name="MathJax Math" fo:font-size="16pt" fo:letter-spacing="normal" fo:font-style="italic" fo:font-weight="normal" officeooo:rsid="000e5460" officeooo:paragraph-rsid="000e5460" style:font-size-asian="16pt" style:font-size-complex="16pt" loext:padding="0cm" loext:border="none"/>
    </style:style>
    <style:style style:name="P4" style:family="paragraph" style:parent-style-name="Text_20_body">
      <style:text-properties fo:font-size="14pt" fo:font-style="normal" officeooo:rsid="0013e444" officeooo:paragraph-rsid="00140bd6" style:font-size-asian="14pt" style:font-style-asian="normal" style:font-size-complex="14pt" style:font-style-complex="norm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font-size="14pt" fo:font-style="normal" officeooo:rsid="000f1489" officeooo:paragraph-rsid="0018e472" style:font-size-asian="14pt" style:font-style-asian="normal" style:font-size-complex="14pt" style:font-style-complex="normal"/>
    </style:style>
    <style:style style:name="P6" style:family="paragraph" style:parent-style-name="Text_20_body">
      <style:text-properties fo:font-size="14pt" fo:font-style="normal" officeooo:rsid="0019807e" officeooo:paragraph-rsid="0019807e" style:font-size-asian="14pt" style:font-style-asian="normal" style:font-size-complex="14pt" style:font-style-complex="normal"/>
    </style:style>
    <style:style style:name="P7" style:family="paragraph" style:parent-style-name="Text_20_body" style:master-page-name="">
      <loext:graphic-properties draw:fill-hatch-name="hatch"/>
      <style:paragraph-properties style:page-number="auto" fo:keep-with-next="always"/>
      <style:text-properties fo:font-size="14pt" fo:font-style="normal" officeooo:rsid="00101182" officeooo:paragraph-rsid="0011ffdb" style:font-size-asian="14pt" style:font-style-asian="normal" style:font-size-complex="14pt" style:font-style-complex="normal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fo:font-size="14pt" fo:font-style="normal" officeooo:paragraph-rsid="0019807e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fo:font-size="14pt" fo:font-style="normal" officeooo:paragraph-rsid="0019fca5"/>
    </style:style>
    <style:style style:name="P10" style:family="paragraph" style:parent-style-name="Text_20_body">
      <style:text-properties fo:font-size="14pt" officeooo:rsid="000d0e12" officeooo:paragraph-rsid="000e5460" style:font-size-asian="14pt" style:font-size-complex="14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4pt" officeooo:rsid="000d0e12" officeooo:paragraph-rsid="000d0e12" style:font-size-asian="14pt" style:font-size-complex="14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size="14pt" officeooo:paragraph-rsid="000e5460" style:font-size-asian="14pt" style:font-size-complex="14pt"/>
    </style:style>
    <style:style style:name="P13" style:family="paragraph" style:parent-style-name="Text_20_body">
      <style:text-properties fo:font-size="14pt" officeooo:rsid="000f1489" officeooo:paragraph-rsid="000f3335" style:font-size-asian="14pt" style:font-size-complex="14pt"/>
    </style:style>
    <style:style style:name="P14" style:family="paragraph" style:parent-style-name="Text_20_body">
      <style:text-properties fo:font-size="14pt" officeooo:rsid="000dc695" officeooo:paragraph-rsid="000f3335" style:font-size-asian="14pt" style:font-size-complex="14pt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fo:font-size="14pt" officeooo:rsid="000dc695" officeooo:paragraph-rsid="00101182" style:font-size-asian="14pt" style:font-size-complex="14pt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fo:font-size="14pt" fo:font-style="italic" officeooo:rsid="000d0e12" officeooo:paragraph-rsid="000d0e12" style:font-size-asian="14pt" style:font-style-asian="italic" style:font-size-complex="14pt" style:font-style-complex="italic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 fo:keep-with-next="always"/>
      <style:text-properties fo:font-size="14pt" fo:font-style="italic" officeooo:rsid="000dc695" officeooo:paragraph-rsid="0019807e" style:font-size-asian="14pt" style:font-style-asian="italic" style:font-size-complex="14pt" style:font-style-complex="italic"/>
    </style:style>
    <style:style style:name="P18" style:family="paragraph" style:parent-style-name="Text_20_body">
      <loext:graphic-properties draw:fill-hatch-name="hatch"/>
      <style:paragraph-properties fo:margin-left="0cm" fo:margin-right="0cm" fo:text-indent="0cm" style:auto-text-indent="false" fo:keep-with-next="always"/>
      <style:text-properties fo:font-size="14pt" fo:font-style="italic" officeooo:rsid="000dc695" officeooo:paragraph-rsid="0013c009" style:font-size-asian="14pt" style:font-style-asian="italic" style:font-size-complex="14pt" style:font-style-complex="italic"/>
    </style:style>
    <style:style style:name="P19" style:family="paragraph" style:parent-style-name="Text_20_body">
      <loext:graphic-properties draw:fill-hatch-name="hatch"/>
      <style:paragraph-properties fo:margin-left="0cm" fo:margin-right="0cm" fo:text-indent="0cm" style:auto-text-indent="false" fo:keep-with-next="always"/>
      <style:text-properties fo:font-size="14pt" fo:font-style="italic" officeooo:rsid="000dc695" officeooo:paragraph-rsid="0012afec" style:font-size-asian="14pt" style:font-style-asian="italic" style:font-size-complex="14pt" style:font-style-complex="italic"/>
    </style:style>
    <style:style style:name="P20" style:family="paragraph" style:parent-style-name="Text_20_body">
      <loext:graphic-properties draw:fill-hatch-name="hatch"/>
      <style:paragraph-properties fo:margin-left="0cm" fo:margin-right="0cm" fo:text-indent="0cm" style:auto-text-indent="false" fo:keep-with-next="always"/>
      <style:text-properties fo:font-size="14pt" fo:font-style="italic" officeooo:rsid="000dc695" officeooo:paragraph-rsid="0015f8f3" style:font-size-asian="14pt" style:font-style-asian="italic" style:font-size-complex="14pt" style:font-style-complex="italic"/>
    </style:style>
    <style:style style:name="P21" style:family="paragraph" style:parent-style-name="Text_20_body">
      <style:text-properties fo:font-size="13pt" officeooo:paragraph-rsid="000f1489" style:font-size-asian="13pt" style:font-size-complex="13pt"/>
    </style:style>
    <style:style style:name="P22" style:family="paragraph" style:parent-style-name="Text_20_body">
      <style:text-properties fo:font-size="13pt" officeooo:rsid="000dc695" officeooo:paragraph-rsid="000f1489" style:font-size-asian="13pt" style:font-size-complex="13pt"/>
    </style:style>
    <style:style style:name="P23" style:family="paragraph" style:parent-style-name="Text_20_body">
      <style:text-properties fo:font-size="13pt" fo:font-style="normal" officeooo:rsid="000f1489" officeooo:paragraph-rsid="000f1489" style:font-size-asian="13pt" style:font-style-asian="normal" style:font-size-complex="13pt" style:font-style-complex="normal"/>
    </style:style>
    <style:style style:name="P24" style:family="paragraph" style:parent-style-name="Text_20_body">
      <loext:graphic-properties draw:fill-gradient-name="gradient" draw:fill-hatch-name="hatch"/>
      <style:paragraph-properties fo:keep-with-next="always"/>
      <style:text-properties style:text-position="0% 100%" fo:font-size="14pt" fo:font-style="italic" fo:font-weight="normal" officeooo:rsid="0013c009" officeooo:paragraph-rsid="0013c009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>
      <style:text-properties style:text-position="0% 100%" fo:font-size="11pt" fo:font-style="italic" fo:font-weight="normal" officeooo:rsid="00101182" officeooo:paragraph-rsid="00101182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Text_20_body" style:master-page-name="">
      <loext:graphic-properties draw:fill-hatch-name="hatch"/>
      <style:paragraph-properties fo:margin-left="0cm" fo:margin-right="0cm" fo:text-indent="0cm" style:auto-text-indent="false" style:page-number="auto" fo:keep-with-next="always"/>
      <style:text-properties officeooo:paragraph-rsid="0011ffdb"/>
    </style:style>
    <style:style style:name="P27" style:family="paragraph" style:parent-style-name="Text_20_body">
      <style:text-properties style:text-position="0% 100%" fo:font-size="14pt" fo:font-style="normal" officeooo:rsid="000e5460" officeooo:paragraph-rsid="000e5460" style:font-size-asian="14pt" style:font-style-asian="normal" style:font-size-complex="14pt" style:font-style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style:text-position="sub 58%" fo:font-size="14pt" fo:font-style="italic" fo:font-weight="normal" officeooo:rsid="0013c009" officeooo:paragraph-rsid="0019807e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fo:color="#202122" loext:opacity="100%" style:text-position="0% 100%" style:font-name="Liberation Serif1" fo:font-size="14pt" fo:letter-spacing="normal" fo:font-style="italic" fo:font-weight="bold" officeooo:rsid="0019fca5" officeooo:paragraph-rsid="0019fca5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fo:color="#202122" loext:opacity="100%" style:text-position="0% 100%" style:font-name="Liberation Serif1" fo:font-size="14pt" fo:letter-spacing="normal" fo:font-style="normal" fo:font-weight="normal" officeooo:rsid="0019fca5" officeooo:paragraph-rsid="0019fca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5460" style:font-style-asian="normal" style:font-style-complex="normal"/>
    </style:style>
    <style:style style:name="T3" style:family="text">
      <style:text-properties fo:font-style="normal" officeooo:rsid="000dc695" style:font-style-asian="normal" style:font-style-complex="normal"/>
    </style:style>
    <style:style style:name="T4" style:family="text">
      <style:text-properties fo:font-style="normal" officeooo:rsid="000f1489" style:font-style-asian="normal" style:font-style-complex="normal"/>
    </style:style>
    <style:style style:name="T5" style:family="text">
      <style:text-properties fo:font-style="normal" officeooo:rsid="000f3335" style:font-style-asian="normal" style:font-style-complex="normal"/>
    </style:style>
    <style:style style:name="T6" style:family="text">
      <style:text-properties fo:font-style="normal" officeooo:rsid="0011ffdb" style:font-style-asian="normal" style:font-style-complex="normal"/>
    </style:style>
    <style:style style:name="T7" style:family="text">
      <style:text-properties fo:font-style="italic" officeooo:rsid="000e5460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dc69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e546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f1489" style:font-style-asian="italic" style:font-weight-asian="bold" style:font-style-complex="italic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sub 58%" fo:font-style="italic" fo:font-weight="bold" officeooo:rsid="000dc695" style:font-style-asian="italic" style:font-weight-asian="bold" style:font-style-complex="italic" style:font-weight-complex="bold"/>
    </style:style>
    <style:style style:name="T15" style:family="text">
      <style:text-properties style:text-position="sub 58%" fo:font-style="italic" fo:font-weight="bold" officeooo:rsid="000e5460" style:font-style-asian="italic" style:font-weight-asian="bold" style:font-style-complex="italic" style:font-weight-complex="bold"/>
    </style:style>
    <style:style style:name="T16" style:family="text">
      <style:text-properties style:text-position="sub 58%" fo:font-style="italic" fo:font-weight="bold" officeooo:rsid="000f1489" style:font-style-asian="italic" style:font-weight-asian="bold" style:font-style-complex="italic" style:font-weight-complex="bold"/>
    </style:style>
    <style:style style:name="T17" style:family="text">
      <style:text-properties style:text-position="sub 58%" fo:font-style="italic" fo:font-weight="bold" officeooo:rsid="000d0e12" style:font-style-asian="italic" style:font-weight-asian="bold" style:font-style-complex="italic" style:font-weight-complex="bold"/>
    </style:style>
    <style:style style:name="T18" style:family="text">
      <style:text-properties style:text-position="sub 58%" fo:font-style="italic" fo:font-weight="bold" officeooo:rsid="000f3335" style:font-style-asian="italic" style:font-weight-asian="bold" style:font-style-complex="italic" style:font-weight-complex="bold"/>
    </style:style>
    <style:style style:name="T19" style:family="text">
      <style:text-properties style:text-position="sub 58%" fo:font-style="italic" fo:font-weight="bold" officeooo:rsid="0012afec" style:font-style-asian="italic" style:font-weight-asian="bold" style:font-style-complex="italic" style:font-weight-complex="bold"/>
    </style:style>
    <style:style style:name="T20" style:family="text">
      <style:text-properties style:text-position="sub 58%" fo:font-style="italic" fo:font-weight="bold" officeooo:rsid="0018e472" style:font-style-asian="italic" style:font-weight-asian="bold" style:font-style-complex="italic" style:font-weight-complex="bold"/>
    </style:style>
    <style:style style:name="T2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sub 58%" fo:font-style="italic" fo:font-weight="normal" officeooo:rsid="000e5460" style:font-style-asian="italic" style:font-weight-asian="normal" style:font-style-complex="italic" style:font-weight-complex="normal"/>
    </style:style>
    <style:style style:name="T23" style:family="text">
      <style:text-properties style:text-position="sub 58%" fo:font-style="italic" fo:font-weight="normal" officeooo:rsid="0019fca5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text-position="sub 58%" fo:font-weight="bold" style:font-weight-asian="bold" style:font-weight-complex="bold"/>
    </style:style>
    <style:style style:name="T25" style:family="text">
      <style:text-properties style:text-position="sub 58%" fo:font-weight="bold" officeooo:rsid="000f1489" style:font-weight-asian="bold" style:font-weight-complex="bold"/>
    </style:style>
    <style:style style:name="T26" style:family="text">
      <style:text-properties style:text-position="sub 58%" fo:font-weight="bold" officeooo:rsid="000e5460" style:font-weight-asian="bold" style:font-weight-complex="bold"/>
    </style:style>
    <style:style style:name="T27" style:family="text">
      <style:text-properties style:text-position="sub 58%" fo:font-weight="bold" officeooo:rsid="0011ffdb" style:font-weight-asian="bold" style:font-weight-complex="bold"/>
    </style:style>
    <style:style style:name="T28" style:family="text">
      <style:text-properties style:text-position="sub 58%" fo:font-weight="bold" officeooo:rsid="0012afec" style:font-weight-asian="bold" style:font-weight-complex="bold"/>
    </style:style>
    <style:style style:name="T29" style:family="text">
      <style:text-properties style:text-position="sub 58%" fo:font-weight="bold" officeooo:rsid="0018e472" style:font-weight-asian="bold" style:font-weight-complex="bold"/>
    </style:style>
    <style:style style:name="T30" style:family="text">
      <style:text-properties style:text-position="sub 58%" fo:font-weight="normal" officeooo:rsid="0013c009" style:font-weight-asian="normal" style:font-weight-complex="normal"/>
    </style:style>
    <style:style style:name="T31" style:family="text">
      <style:text-properties style:text-position="sub 58%" fo:font-size="14pt" fo:font-style="italic" fo:font-weight="bold" officeooo:rsid="000e5460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style:text-position="sub 58%" fo:font-size="14pt" fo:font-style="italic" fo:font-weight="bold" officeooo:rsid="000d0e12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text-position="0% 100%" fo:font-style="italic" officeooo:rsid="000f1489" style:font-style-asian="italic" style:font-style-complex="italic"/>
    </style:style>
    <style:style style:name="T36" style:family="text">
      <style:text-properties style:text-position="0% 100%" fo:font-style="italic" officeooo:rsid="000d0e12" style:font-style-asian="italic" style:font-style-complex="italic"/>
    </style:style>
    <style:style style:name="T3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text-position="0% 100%" fo:font-style="italic" fo:font-weight="bold" officeooo:rsid="000dc695" style:font-style-asian="italic" style:font-weight-asian="bold" style:font-style-complex="italic" style:font-weight-complex="bold"/>
    </style:style>
    <style:style style:name="T39" style:family="text">
      <style:text-properties style:text-position="0% 100%" fo:font-style="italic" fo:font-weight="bold" officeooo:rsid="000e5460" style:font-style-asian="italic" style:font-weight-asian="bold" style:font-style-complex="italic" style:font-weight-complex="bold"/>
    </style:style>
    <style:style style:name="T40" style:family="text">
      <style:text-properties style:text-position="0% 100%" fo:font-style="italic" fo:font-weight="bold" officeooo:rsid="000f1489" style:font-style-asian="italic" style:font-weight-asian="bold" style:font-style-complex="italic" style:font-weight-complex="bold"/>
    </style:style>
    <style:style style:name="T41" style:family="text">
      <style:text-properties style:text-position="0% 100%" fo:font-style="italic" fo:font-weight="bold" officeooo:rsid="000d0e12" style:font-style-asian="italic" style:font-weight-asian="bold" style:font-style-complex="italic" style:font-weight-complex="bold"/>
    </style:style>
    <style:style style:name="T42" style:family="text">
      <style:text-properties style:text-position="0% 100%" fo:font-style="italic" fo:font-weight="bold" officeooo:rsid="000f3335" style:font-style-asian="italic" style:font-weight-asian="bold" style:font-style-complex="italic" style:font-weight-complex="bold"/>
    </style:style>
    <style:style style:name="T43" style:family="text">
      <style:text-properties style:text-position="0% 100%" fo:font-style="italic" fo:font-weight="bold" officeooo:rsid="00101182" style:font-style-asian="italic" style:font-weight-asian="bold" style:font-style-complex="italic" style:font-weight-complex="bold"/>
    </style:style>
    <style:style style:name="T44" style:family="text">
      <style:text-properties style:text-position="0% 100%" fo:font-style="italic" fo:font-weight="bold" officeooo:rsid="0012afec" style:font-style-asian="italic" style:font-weight-asian="bold" style:font-style-complex="italic" style:font-weight-complex="bold"/>
    </style:style>
    <style:style style:name="T45" style:family="text">
      <style:text-properties style:text-position="0% 100%" fo:font-style="italic" fo:font-weight="bold" officeooo:rsid="00140bd6" style:font-style-asian="italic" style:font-weight-asian="bold" style:font-style-complex="italic" style:font-weight-complex="bold"/>
    </style:style>
    <style:style style:name="T46" style:family="text">
      <style:text-properties style:text-position="0% 100%" fo:font-style="italic" fo:font-weight="bold" officeooo:rsid="0019fca5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text-position="0% 100%" fo:font-style="italic" fo:font-weight="normal" officeooo:rsid="000e5460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italic" fo:font-weight="normal" officeooo:rsid="00101182" style:font-style-asian="italic" style:font-weight-asian="normal" style:font-style-complex="italic" style:font-weight-complex="normal"/>
    </style:style>
    <style:style style:name="T50" style:family="text">
      <style:text-properties style:text-position="0% 100%" fo:font-style="italic" fo:font-weight="normal" officeooo:rsid="000f3335" style:font-style-asian="italic" style:font-weight-asian="normal" style:font-style-complex="italic" style:font-weight-complex="normal"/>
    </style:style>
    <style:style style:name="T51" style:family="text">
      <style:text-properties style:text-position="0% 100%" fo:font-style="italic" fo:font-weight="normal" officeooo:rsid="0012afec" style:font-style-asian="italic" style:font-weight-asian="normal" style:font-style-complex="italic" style:font-weight-complex="normal"/>
    </style:style>
    <style:style style:name="T52" style:family="text">
      <style:text-properties style:text-position="0% 100%" fo:font-style="italic" fo:font-weight="normal" officeooo:rsid="00140bd6" style:font-style-asian="italic" style:font-weight-asian="normal" style:font-style-complex="italic" style:font-weight-complex="normal"/>
    </style:style>
    <style:style style:name="T53" style:family="text">
      <style:text-properties style:text-position="0% 100%" fo:font-style="italic" fo:font-weight="normal" officeooo:rsid="00172b9e" style:font-style-asian="italic" style:font-weight-asian="normal" style:font-style-complex="italic" style:font-weight-complex="normal"/>
    </style:style>
    <style:style style:name="T54" style:family="text">
      <style:text-properties style:text-position="0% 100%" fo:font-style="normal" style:font-style-asian="normal" style:font-style-complex="normal"/>
    </style:style>
    <style:style style:name="T55" style:family="text">
      <style:text-properties style:text-position="0% 100%" fo:font-style="normal" officeooo:rsid="000e5460" style:font-style-asian="normal" style:font-style-complex="normal"/>
    </style:style>
    <style:style style:name="T56" style:family="text">
      <style:text-properties style:text-position="0% 100%" fo:font-style="normal" officeooo:rsid="000f1489" style:font-style-asian="normal" style:font-style-complex="normal"/>
    </style:style>
    <style:style style:name="T57" style:family="text">
      <style:text-properties style:text-position="0% 100%" fo:font-style="normal" officeooo:rsid="000dc695" style:font-style-asian="normal" style:font-style-complex="normal"/>
    </style:style>
    <style:style style:name="T58" style:family="text">
      <style:text-properties style:text-position="0% 100%" fo:font-style="normal" officeooo:rsid="000d0e12" style:font-style-asian="normal" style:font-style-complex="normal"/>
    </style:style>
    <style:style style:name="T59" style:family="text">
      <style:text-properties style:text-position="0% 100%" fo:font-style="normal" officeooo:rsid="000f3335" style:font-style-asian="normal" style:font-style-complex="normal"/>
    </style:style>
    <style:style style:name="T60" style:family="text">
      <style:text-properties style:text-position="0% 100%" fo:font-style="normal" fo:font-weight="normal" officeooo:rsid="000f1489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fo:font-weight="normal" officeooo:rsid="000e5460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fo:font-weight="normal" officeooo:rsid="000f3335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fo:font-weight="normal" officeooo:rsid="00101182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fo:font-weight="normal" officeooo:rsid="0013c009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fo:font-weight="normal" officeooo:rsid="0019fca5" style:font-style-asian="normal" style:font-weight-asian="normal" style:font-style-complex="normal" style:font-weight-complex="normal"/>
    </style:style>
    <style:style style:name="T66" style:family="text">
      <style:text-properties style:text-position="0% 100%" fo:font-weight="normal" style:font-weight-asian="normal" style:font-weight-complex="normal"/>
    </style:style>
    <style:style style:name="T67" style:family="text">
      <style:text-properties style:text-position="0% 100%" fo:font-weight="normal" officeooo:rsid="0011ffdb" style:font-weight-asian="normal" style:font-weight-complex="normal"/>
    </style:style>
    <style:style style:name="T68" style:family="text">
      <style:text-properties style:text-position="0% 100%" fo:font-weight="normal" officeooo:rsid="00101182" style:font-weight-asian="normal" style:font-weight-complex="normal"/>
    </style:style>
    <style:style style:name="T69" style:family="text">
      <style:text-properties style:text-position="0% 100%" fo:font-weight="normal" officeooo:rsid="000f3335" style:font-weight-asian="normal" style:font-weight-complex="normal"/>
    </style:style>
    <style:style style:name="T70" style:family="text">
      <style:text-properties style:text-position="0% 100%" fo:font-weight="normal" officeooo:rsid="0012afec" style:font-weight-asian="normal" style:font-weight-complex="normal"/>
    </style:style>
    <style:style style:name="T71" style:family="text">
      <style:text-properties style:text-position="0% 100%" fo:font-weight="normal" officeooo:rsid="0013c009" style:font-weight-asian="normal" style:font-weight-complex="normal"/>
    </style:style>
    <style:style style:name="T72" style:family="text">
      <style:text-properties style:text-position="0% 100%" fo:font-weight="normal" officeooo:rsid="00140bd6" style:font-weight-asian="normal" style:font-weight-complex="normal"/>
    </style:style>
    <style:style style:name="T73" style:family="text">
      <style:text-properties style:text-position="0% 100%" fo:font-weight="normal" officeooo:rsid="0015f8f3" style:font-weight-asian="normal" style:font-weight-complex="normal"/>
    </style:style>
    <style:style style:name="T74" style:family="text">
      <style:text-properties style:text-position="0% 100%" fo:font-weight="normal" officeooo:rsid="00172b9e" style:font-weight-asian="normal" style:font-weight-complex="normal"/>
    </style:style>
    <style:style style:name="T75" style:family="text">
      <style:text-properties style:text-position="0% 100%" fo:font-weight="normal" officeooo:rsid="0013c009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text-position="0% 100%" fo:font-weight="normal" officeooo:rsid="0019807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text-position="0% 100%" fo:font-weight="normal" officeooo:rsid="0019fca5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text-position="0% 100%" fo:font-weight="bold" style:font-weight-asian="bold" style:font-weight-complex="bold"/>
    </style:style>
    <style:style style:name="T79" style:family="text">
      <style:text-properties style:text-position="0% 100%" fo:font-weight="bold" officeooo:rsid="000f1489" style:font-weight-asian="bold" style:font-weight-complex="bold"/>
    </style:style>
    <style:style style:name="T80" style:family="text">
      <style:text-properties style:text-position="0% 100%" fo:font-weight="bold" officeooo:rsid="0011ffdb" style:font-weight-asian="bold" style:font-weight-complex="bold"/>
    </style:style>
    <style:style style:name="T81" style:family="text">
      <style:text-properties style:text-position="0% 100%" fo:font-weight="bold" officeooo:rsid="0012afec" style:font-weight-asian="bold" style:font-weight-complex="bold"/>
    </style:style>
    <style:style style:name="T82" style:family="text">
      <style:text-properties style:text-position="0% 100%" fo:font-weight="bold" officeooo:rsid="00140bd6" style:font-weight-asian="bold" style:font-weight-complex="bold"/>
    </style:style>
    <style:style style:name="T83" style:family="text">
      <style:text-properties style:text-position="0% 100%" fo:font-weight="bold" officeooo:rsid="0013c009" style:font-weight-asian="bold" style:font-weight-complex="bold"/>
    </style:style>
    <style:style style:name="T84" style:family="text">
      <style:text-properties style:text-position="0% 100%" fo:font-size="14pt" fo:font-style="italic" fo:font-weight="bold" officeooo:rsid="000f1489" style:font-size-asian="14pt" style:font-style-asian="italic" style:font-weight-asian="bold" style:font-size-complex="14pt" style:font-style-complex="italic" style:font-weight-complex="bold"/>
    </style:style>
    <style:style style:name="T85" style:family="text">
      <style:text-properties style:text-position="0% 100%" fo:font-size="14pt" fo:font-style="italic" fo:font-weight="bold" officeooo:rsid="000f3335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style:text-position="0% 100%" fo:font-size="14pt" fo:font-style="italic" fo:font-weight="bold" officeooo:rsid="000d0e12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style:text-position="0% 100%" fo:font-size="14pt" fo:font-style="italic" fo:font-weight="bold" officeooo:rsid="000dc695" style:font-size-asian="14pt" style:font-style-asian="italic" style:font-weight-asian="bold" style:font-size-complex="14pt" style:font-style-complex="italic" style:font-weight-complex="bold"/>
    </style:style>
    <style:style style:name="T88" style:family="text">
      <style:text-properties style:text-position="0% 100%" fo:font-size="14pt" fo:font-style="italic" fo:font-weight="normal" officeooo:rsid="000f3335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style:text-position="0% 100%" fo:font-size="14pt" fo:font-style="italic" fo:font-weight="normal" officeooo:rsid="00101182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style:text-position="0% 100%" fo:font-size="14pt" fo:font-style="italic" fo:font-weight="normal" officeooo:rsid="00172b9e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text-position="0% 100%" style:font-name="Liberation Serif1" fo:font-weight="normal" officeooo:rsid="0019fca5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officeooo:rsid="000dc695"/>
    </style:style>
    <style:style style:name="T93" style:family="text">
      <style:text-properties officeooo:rsid="000e5460"/>
    </style:style>
    <style:style style:name="T94" style:family="text">
      <style:text-properties officeooo:rsid="000f1489"/>
    </style:style>
    <style:style style:name="T95" style:family="text">
      <style:text-properties style:text-position="super 58%" fo:font-style="italic" fo:font-weight="normal" officeooo:rsid="00101182" style:font-style-asian="italic" style:font-weight-asian="normal" style:font-style-complex="italic" style:font-weight-complex="normal"/>
    </style:style>
    <style:style style:name="T96" style:family="text">
      <style:text-properties style:text-position="super 58%" fo:font-style="italic" fo:font-weight="normal" officeooo:rsid="00140bd6" style:font-style-asian="italic" style:font-weight-asian="normal" style:font-style-complex="italic" style:font-weight-complex="normal"/>
    </style:style>
    <style:style style:name="T97" style:family="text">
      <style:text-properties style:text-position="super 58%" fo:font-style="italic" fo:font-weight="bold" officeooo:rsid="0018e472" style:font-style-asian="italic" style:font-weight-asian="bold" style:font-style-complex="italic" style:font-weight-complex="bold"/>
    </style:style>
    <style:style style:name="T98" style:family="text">
      <style:text-properties style:text-position="super 58%" fo:font-weight="normal" officeooo:rsid="0011ffdb" style:font-weight-asian="normal" style:font-weight-complex="normal"/>
    </style:style>
    <style:style style:name="T99" style:family="text">
      <style:text-properties style:text-position="super 58%" fo:font-weight="normal" officeooo:rsid="0013c009" style:font-weight-asian="normal" style:font-weight-complex="normal"/>
    </style:style>
    <style:style style:name="T100" style:family="text">
      <style:text-properties style:text-position="super 58%" fo:font-weight="normal" officeooo:rsid="00140bd6" style:font-weight-asian="normal" style:font-weight-complex="normal"/>
    </style:style>
    <style:style style:name="T101" style:family="text">
      <style:text-properties style:text-position="super 58%" fo:font-weight="normal" officeooo:rsid="0015f8f3" style:font-weight-asian="normal" style:font-weight-complex="normal"/>
    </style:style>
    <style:style style:name="T102" style:family="text">
      <style:text-properties style:text-position="super 58%" fo:font-weight="normal" officeooo:rsid="00172b9e" style:font-weight-asian="normal" style:font-weight-complex="normal"/>
    </style:style>
    <style:style style:name="T103" style:family="text">
      <style:text-properties style:text-position="super 58%" fo:font-size="14pt" fo:font-style="italic" fo:font-weight="normal" officeooo:rsid="0010118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fo:color="#202122" loext:opacity="100%" style:text-position="0% 100%" style:font-name="Liberation Serif1" fo:letter-spacing="normal" fo:font-weight="normal" officeooo:rsid="0019fca5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202122" loext:opacity="100%" style:text-position="0% 100%" style:font-name="Liberation Serif1" fo:letter-spacing="normal" fo:font-weight="normal" officeooo:rsid="0012afec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202122" loext:opacity="100%" style:text-position="0% 100%" style:font-name="Liberation Serif1" fo:letter-spacing="normal" fo:font-style="italic" fo:font-weight="bold" officeooo:rsid="0019fca5" style:font-size-asian="14pt" style:font-style-asian="italic" style:font-weight-asian="bold" style:font-size-complex="14pt" style:font-style-complex="italic" style:font-weight-complex="bold"/>
    </style:style>
    <style:style style:name="T107" style:family="text">
      <style:text-properties fo:color="#202122" loext:opacity="100%" style:text-position="0% 100%" style:font-name="Liberation Serif1" fo:letter-spacing="normal" fo:font-style="italic" fo:font-weight="bold" officeooo:rsid="000dc695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202122" loext:opacity="100%" style:text-position="0% 100%" style:font-name="Liberation Serif1" fo:letter-spacing="normal" fo:font-style="italic" fo:font-weight="normal" officeooo:rsid="0019fca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202122" loext:opacity="100%" style:text-position="0% 100%" style:font-name="Liberation Serif1" fo:letter-spacing="normal" fo:font-style="italic" fo:font-weight="normal" officeooo:rsid="0019fca5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fo:color="#202122" loext:opacity="100%" style:font-name="Liberation Serif1" fo:letter-spacing="normal" fo:font-style="italic" fo:font-weight="bold" officeooo:rsid="0019fca5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202122" loext:opacity="100%" style:text-position="sub 58%" style:font-name="Liberation Serif1" fo:letter-spacing="normal" fo:font-style="italic" fo:font-weight="bold" officeooo:rsid="0012afec" style:font-size-asian="14pt" style:font-style-asian="italic" style:font-weight-asian="bold" style:font-size-complex="14pt" style:font-style-complex="italic" style:font-weight-complex="bold"/>
    </style:style>
    <style:style style:name="T112" style:family="text">
      <style:text-properties fo:color="#202122" loext:opacity="100%" style:text-position="sub 58%" style:font-name="Liberation Serif1" fo:letter-spacing="normal" fo:font-style="italic" fo:font-weight="normal" officeooo:rsid="0019fca5" style:font-size-asian="14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Kalman Filter:</text:p>
      <text:p text:style-name="P2"/>
      <text:p text:style-name="P3"/>
      <text:p text:style-name="P10"><text:span text:style-name="T55">A system with state </text:span><text:span text:style-name="T56">vector</text:span><text:span text:style-name="T55"> </text:span><text:span text:style-name="T38">x</text:span><text:span text:style-name="T13">t</text:span><text:span text:style-name="T12"> <text:s/></text:span><text:span text:style-name="T55">evolves according to:</text:span></text:p>
      <text:p text:style-name="P12"><text:span text:style-name="T38">x</text:span><text:span text:style-name="T14">t </text:span><text:span text:style-name="T15">= </text:span><text:span text:style-name="T39">A</text:span><text:span text:style-name="T20">t</text:span><text:span text:style-name="T38">x</text:span><text:span text:style-name="T17">t-</text:span><text:span text:style-name="T20">1</text:span><text:span text:style-name="T41"> </text:span><text:span text:style-name="T39">+ B</text:span><text:span text:style-name="T20">t</text:span><text:span text:style-name="T39">u</text:span><text:span text:style-name="T15">t</text:span><text:span text:style-name="T39"> </text:span><text:span text:style-name="T40">+ w</text:span><text:span text:style-name="T16">t</text:span><text:span text:style-name="T35"> <text:s text:c="3"/></text:span><text:span text:style-name="T60">(1)</text:span></text:p>
      <text:p text:style-name="P27">here</text:p>
      <text:p text:style-name="P11"><text:span text:style-name="T38">x</text:span><text:span text:style-name="T13">t</text:span><text:span text:style-name="T12"> <text:s/></text:span><text:span text:style-name="T33">is the state vector at time </text:span><text:span text:style-name="T34">t</text:span></text:p>
      <text:p text:style-name="P11"><text:span text:style-name="T8">A</text:span><text:span text:style-name="T20">t</text:span> is the prediction matrix; it captures the system’s dynamics</text:p>
      <text:p text:style-name="P11"><text:span text:style-name="T8">u</text:span><text:span text:style-name="T13">t</text:span><text:span text:style-name="T33"> is a control input signal</text:span></text:p>
      <text:p text:style-name="P16"><text:span text:style-name="T78">B</text:span><text:span text:style-name="T29">t</text:span><text:span text:style-name="T54"> is the control matrix; it describes how the control input affects the system</text:span></text:p>
      <text:p text:style-name="P16"><text:span text:style-name="T78">w</text:span><text:span text:style-name="T24">t</text:span><text:span text:style-name="T33"> </text:span><text:span text:style-name="T57">is some random noise </text:span><text:span text:style-name="T56">with an associated covariance matrix </text:span><text:span text:style-name="T79">Q</text:span><text:span text:style-name="T25">t</text:span></text:p>
      <text:p text:style-name="P21"><text:span text:style-name="T93">E</text:span><text:span text:style-name="T92">quation </text:span><text:span text:style-name="T93">(1) </text:span><text:span text:style-name="T92">specif</text:span><text:span text:style-name="T93">ies</text:span><text:span text:style-name="T92"> how the </text:span><text:span text:style-name="T93">system’s true </text:span><text:span text:style-name="T92">state </text:span><text:span text:style-name="T9">x</text:span><text:span text:style-name="T14">t</text:span><text:span text:style-name="T3"> </text:span><text:span text:style-name="T2">evolves from one time step to the next.</text:span><text:span text:style-name="T7"> </text:span></text:p>
      <text:p text:style-name="P22">We want to find the best estimate <text:span text:style-name="T8">x̂</text:span><text:span text:style-name="T15">t</text:span> <text:span text:style-name="T93">of </text:span><text:span text:style-name="T10">x</text:span><text:span text:style-name="T15">t</text:span><text:span text:style-name="T93"> at time </text:span><text:span text:style-name="T7">t</text:span><text:span text:style-name="T93">, based on <text:s/></text:span><text:span text:style-name="T8">x̂</text:span><text:span text:style-name="T15">t-1</text:span><text:span text:style-name="T55">. </text:span><text:span text:style-name="T56">(</text:span><text:span text:style-name="T55">Note that </text:span><text:span text:style-name="T56">the true </text:span><text:span text:style-name="T37">x</text:span><text:span text:style-name="T13">t</text:span> and <text:span text:style-name="T10">w</text:span><text:span text:style-name="T13">t</text:span> are unknown to the <text:span text:style-name="T93">estimator.</text:span><text:span text:style-name="T94">)</text:span><text:span text:style-name="T93"> </text:span></text:p>
      <text:p text:style-name="P23"><text:span text:style-name="T93">H</text:span>ere is the update equation for <text:span text:style-name="T9">x̂</text:span><text:span text:style-name="T15">t </text:span>:</text:p>
      <text:p text:style-name="P5"><text:span text:style-name="T38">x̂</text:span><text:span text:style-name="T14">t </text:span><text:span text:style-name="T15">= </text:span><text:span text:style-name="T39">A</text:span><text:span text:style-name="T20">t</text:span><text:span text:style-name="T38">x̂</text:span><text:span text:style-name="T17">t-</text:span><text:span text:style-name="T20">1</text:span><text:span text:style-name="T41"> </text:span><text:span text:style-name="T39">+ B</text:span><text:span text:style-name="T20">t</text:span><text:span text:style-name="T39">u</text:span><text:span text:style-name="T15">t</text:span><text:span text:style-name="T39"> <text:s text:c="5"/></text:span><text:span text:style-name="T34"><text:s text:c="4"/></text:span><text:span text:style-name="T66">(2)</text:span></text:p>
      <text:p text:style-name="P13"><text:span text:style-name="T1">Pretty straightforward. </text:span><text:span text:style-name="T41">w</text:span><text:span text:style-name="T17">t</text:span><text:span text:style-name="T58"> </text:span><text:span text:style-name="T59">doesn’t enter into it because it is assumed to be symmetrically distributed around the null vector and independent of </text:span><text:span text:style-name="T42">x</text:span><text:span text:style-name="T17">t</text:span><text:span text:style-name="T36"> .</text:span></text:p>
      <text:p text:style-name="P14"><text:span text:style-name="T4">We also want to update the uncertainty in our </text:span><text:span text:style-name="T5">best </text:span><text:span text:style-name="T4">estimate </text:span><text:span text:style-name="T8">x̂</text:span><text:span text:style-name="T15">t </text:span><text:span text:style-name="T4">, i.e. the covariance matrix </text:span><text:span text:style-name="T11">P</text:span><text:span text:style-name="T15">t </text:span><text:span text:style-name="T4"><text:s/></text:span><text:span text:style-name="T6">a</text:span><text:span text:style-name="T4">ssociated with <text:s/></text:span><text:span text:style-name="T8">x̂</text:span><text:span text:style-name="T15">t </text:span><text:span text:style-name="T48">,</text:span><text:span text:style-name="T61"> </text:span><text:span text:style-name="T60">from one time step to the next.</text:span></text:p>
      <text:p text:style-name="P14"><text:span text:style-name="T40">P</text:span><text:span text:style-name="T15">t </text:span><text:span text:style-name="T62">is the matrix of variances and covariances between elements of </text:span><text:span text:style-name="T37">x̂</text:span><text:span text:style-name="T15">t</text:span><text:span text:style-name="T62"> . </text:span><text:span text:style-name="T63">Its elements are </text:span><text:span text:style-name="T42">P</text:span><text:span text:style-name="T18">ij</text:span><text:span text:style-name="T42"> = σ</text:span><text:span text:style-name="T18">ij</text:span><text:span text:style-name="T97">2</text:span><text:span text:style-name="T42"> </text:span><text:span text:style-name="T62">, which may be expressed as</text:span></text:p>
      <text:p text:style-name="P15"><text:span text:style-name="T40">P</text:span><text:span text:style-name="T15">t</text:span><text:span text:style-name="T22"> </text:span><text:span text:style-name="T50">= E</text:span><text:span text:style-name="T49">[(</text:span><text:span text:style-name="T42">x</text:span><text:span text:style-name="T17">t </text:span><text:span text:style-name="T41">- <text:s/></text:span><text:span text:style-name="T37">x̂</text:span><text:span text:style-name="T15">t</text:span><text:span text:style-name="T49">)(</text:span><text:span text:style-name="T42">x</text:span><text:span text:style-name="T17">t </text:span><text:span text:style-name="T41">- <text:s/></text:span><text:span text:style-name="T37">x̂</text:span><text:span text:style-name="T15">t</text:span><text:span text:style-name="T49">)</text:span><text:span text:style-name="T95">T</text:span><text:span text:style-name="T49">]</text:span><text:span text:style-name="T43"> </text:span><text:span text:style-name="T49"><text:s text:c="10"/></text:span><text:span text:style-name="T63">(3)</text:span></text:p>
      <text:p text:style-name="P25"/>
      <text:p text:style-name="P7"><text:span text:style-name="T67">Substituting equations (1) and (2) into (3</text:span><text:span text:style-name="T71">)</text:span><text:span text:style-name="T67"> we can derive the update formula for </text:span><text:span text:style-name="T40">P</text:span><text:span text:style-name="T15">t</text:span><text:span text:style-name="T67">:</text:span></text:p>
      <text:p text:style-name="P26"><text:span text:style-name="T84">P</text:span><text:span text:style-name="T31">t </text:span><text:span text:style-name="T88">= E</text:span><text:span text:style-name="T89">[(</text:span><text:span text:style-name="T85">x</text:span><text:span text:style-name="T32">t </text:span><text:span text:style-name="T86">- </text:span><text:span text:style-name="T87">x̂</text:span><text:span text:style-name="T31">t</text:span><text:span text:style-name="T89">)(</text:span><text:span text:style-name="T85">x</text:span><text:span text:style-name="T32">t –</text:span><text:span text:style-name="T86"> </text:span><text:span text:style-name="T87">x̂</text:span><text:span text:style-name="T31">t</text:span><text:span text:style-name="T89">)</text:span><text:span text:style-name="T103">T</text:span><text:span text:style-name="T89">]<text:tab/><text:tab/><text:tab/><text:tab/><text:tab/><text:tab/><text:tab/><text:tab/><text:tab/><text:tab/></text:span><text:span text:style-name="T90">1</text:span></text:p>
      <text:p text:style-name="P19"><text:span text:style-name="T68"><text:s text:c="4"/></text:span><text:span text:style-name="T67">= E[((</text:span><text:span text:style-name="T80">Ax</text:span><text:span text:style-name="T27">t-1</text:span><text:span text:style-name="T67"> + </text:span><text:span text:style-name="T80">Bu</text:span><text:span text:style-name="T27">t</text:span><text:span text:style-name="T67"> +</text:span><text:span text:style-name="T80">w</text:span><text:span text:style-name="T27">t</text:span><text:span text:style-name="T67">) – (</text:span><text:span text:style-name="T80">A</text:span><text:span text:style-name="T78">x̂</text:span><text:span text:style-name="T27">t-1</text:span><text:span text:style-name="T67"> + </text:span><text:span text:style-name="T80">Bu</text:span><text:span text:style-name="T27">t)</text:span><text:span text:style-name="T67">)) ((</text:span><text:span text:style-name="T80">Ax</text:span><text:span text:style-name="T27">t-1</text:span><text:span text:style-name="T67"> + </text:span><text:span text:style-name="T80">Bu</text:span><text:span text:style-name="T27">t</text:span><text:span text:style-name="T67"> +</text:span><text:span text:style-name="T80">w</text:span><text:span text:style-name="T27">t</text:span><text:span text:style-name="T67">) – (</text:span><text:span text:style-name="T80">A</text:span><text:span text:style-name="T78">x̂</text:span><text:span text:style-name="T27">t-1</text:span><text:span text:style-name="T67"> + </text:span><text:span text:style-name="T80">Bu</text:span><text:span text:style-name="T27">t</text:span><text:span text:style-name="T67">))</text:span><text:span text:style-name="T98">T</text:span><text:span text:style-name="T67"> ] <text:s text:c="5"/></text:span><text:span text:style-name="T74">2</text:span></text:p>
      <text:p text:style-name="P20"><text:span text:style-name="T67"><text:s text:c="4"/>= </text:span><text:span text:style-name="T70">E[(</text:span><text:span text:style-name="T81">A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 + </text:span><text:span text:style-name="T81">w</text:span><text:span text:style-name="T28">t</text:span><text:span text:style-name="T70">) <text:s/></text:span><text:span text:style-name="T73">(</text:span><text:span text:style-name="T81">A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 + </text:span><text:span text:style-name="T81">w</text:span><text:span text:style-name="T28">t</text:span><text:span text:style-name="T70">)</text:span><text:span text:style-name="T101">T</text:span><text:span text:style-name="T71">]<text:tab/><text:tab/><text:tab/><text:tab/><text:tab/><text:tab/></text:span><text:span text:style-name="T74">3</text:span></text:p>
      <text:p text:style-name="P20"><text:span text:style-name="T67"><text:s text:c="4"/>= </text:span><text:span text:style-name="T70">E[(</text:span><text:span text:style-name="T81">A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) <text:s/></text:span><text:span text:style-name="T73">(</text:span><text:span text:style-name="T81">A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)</text:span><text:span text:style-name="T101">T</text:span><text:span text:style-name="T71">] + E[</text:span><text:span text:style-name="T83">w</text:span><text:span text:style-name="T30">t</text:span><text:span text:style-name="T83">w</text:span><text:span text:style-name="T30">t</text:span><text:span text:style-name="T99">T</text:span><text:span text:style-name="T71">]<text:tab/><text:tab/><text:tab/><text:tab/><text:tab/><text:tab/></text:span><text:span text:style-name="T74">4</text:span></text:p>
      <text:p text:style-name="P20"><text:soft-page-break/><text:span text:style-name="T67"><text:s text:c="4"/>= </text:span><text:span text:style-name="T70">E[(</text:span><text:span text:style-name="T81">A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) <text:s/></text:span><text:span text:style-name="T73">(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</text:span><text:span text:style-name="T102">T</text:span><text:span text:style-name="T73">A</text:span><text:span text:style-name="T101">T</text:span><text:span text:style-name="T73">)</text:span><text:span text:style-name="T71">] + E[</text:span><text:span text:style-name="T83">w</text:span><text:span text:style-name="T30">t</text:span><text:span text:style-name="T83">w</text:span><text:span text:style-name="T30">t</text:span><text:span text:style-name="T99">T</text:span><text:span text:style-name="T71">]<text:tab/><text:tab/><text:tab/><text:tab/><text:tab/><text:tab/></text:span><text:span text:style-name="T74">5</text:span></text:p>
      <text:p text:style-name="P20"><text:span text:style-name="T71"><text:s text:c="4"/>= </text:span><text:span text:style-name="T83">A</text:span><text:span text:style-name="T71">E[</text:span><text:span text:style-name="T70">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 (</text:span><text:span text:style-name="T81">x</text:span><text:span text:style-name="T28">t-1</text:span><text:span text:style-name="T70"> – </text:span><text:span text:style-name="T78">x̂</text:span><text:span text:style-name="T28">t-1</text:span><text:span text:style-name="T70">)</text:span><text:span text:style-name="T99">T</text:span><text:span text:style-name="T71">]A</text:span><text:span text:style-name="T99">T</text:span><text:span text:style-name="T71"> + E[</text:span><text:span text:style-name="T83">w</text:span><text:span text:style-name="T30">t</text:span><text:span text:style-name="T83">w</text:span><text:span text:style-name="T30">t</text:span><text:span text:style-name="T99">T</text:span><text:span text:style-name="T71">]<text:tab/><text:tab/><text:tab/><text:tab/><text:tab/><text:tab/></text:span><text:span text:style-name="T74">6</text:span></text:p>
      <text:p text:style-name="P18"><text:span text:style-name="T71"><text:s text:c="4"/>= </text:span><text:span text:style-name="T83">AP</text:span><text:span text:style-name="T30">t-1</text:span><text:span text:style-name="T83">A</text:span><text:span text:style-name="T99">T</text:span><text:span text:style-name="T71"> + </text:span><text:span text:style-name="T83">Q</text:span><text:span text:style-name="T30">t<text:tab/><text:tab/><text:tab/><text:tab/><text:tab/><text:tab/><text:tab/><text:tab/><text:tab/><text:tab/><text:tab/></text:span><text:span text:style-name="T74">7</text:span></text:p>
      <text:p text:style-name="P24"/>
      <text:p text:style-name="P4"><text:span text:style-name="T71">I</text:span><text:span text:style-name="T66">n line </text:span><text:span text:style-name="T74">4, </text:span><text:span text:style-name="T66">we have dropped terms like </text:span><text:span text:style-name="T47">E[</text:span><text:span text:style-name="T37">A</text:span><text:span text:style-name="T53">(</text:span><text:span text:style-name="T37">x</text:span><text:span text:style-name="T13">t-1</text:span><text:span text:style-name="T47"> – </text:span><text:span text:style-name="T38">x̂</text:span><text:span text:style-name="T13">t-1</text:span><text:span text:style-name="T53">)</text:span><text:span text:style-name="T37">w</text:span><text:span text:style-name="T13">t</text:span><text:span text:style-name="T47">]</text:span><text:span text:style-name="T66">; they are zero because the </text:span><text:span text:style-name="T37">x</text:span><text:span text:style-name="T66"> and </text:span><text:span text:style-name="T37">w</text:span><text:span text:style-name="T66"> processes are independent. </text:span><text:span text:style-name="T73">In line </text:span><text:span text:style-name="T74">5, </text:span><text:span text:style-name="T73">we </text:span><text:span text:style-name="T72">used the matrix algebra rule </text:span></text:p>
      <text:p text:style-name="P4"><text:span text:style-name="T82">(AB)</text:span><text:span text:style-name="T100">T</text:span><text:span text:style-name="T72"> = </text:span><text:span text:style-name="T82">B</text:span><text:span text:style-name="T100">T</text:span><text:span text:style-name="T82">A</text:span><text:span text:style-name="T100">T</text:span><text:span text:style-name="T72">, in this case (</text:span><text:span text:style-name="T44">A</text:span><text:span text:style-name="T51">(</text:span><text:span text:style-name="T44">x</text:span><text:span text:style-name="T19">t-1</text:span><text:span text:style-name="T51"> – </text:span><text:span text:style-name="T38">x̂</text:span><text:span text:style-name="T19">t-1</text:span><text:span text:style-name="T51">) </text:span><text:span text:style-name="T52">)</text:span><text:span text:style-name="T96">T</text:span><text:span text:style-name="T52">= </text:span><text:span text:style-name="T51">(</text:span><text:span text:style-name="T44">x</text:span><text:span text:style-name="T19">t-1</text:span><text:span text:style-name="T51"> – </text:span><text:span text:style-name="T38">x̂</text:span><text:span text:style-name="T19">t-1</text:span><text:span text:style-name="T51">)</text:span><text:span text:style-name="T96">T</text:span><text:span text:style-name="T45">A</text:span><text:span text:style-name="T96">T</text:span><text:span text:style-name="T52">.</text:span><text:span text:style-name="T70"> </text:span><text:span text:style-name="T74">And in line 6 we moved the </text:span><text:span text:style-name="T53">E</text:span><text:span text:style-name="T74"> inside the A operation; this is ok because A is constant.</text:span></text:p>
      <text:p text:style-name="P6"><text:span text:style-name="T74">S</text:span><text:span text:style-name="T66">o the update rule for the covariance matrix </text:span><text:span text:style-name="T37">P</text:span><text:span text:style-name="T21">t</text:span><text:span text:style-name="T66"> associated with our best estimate <text:s/></text:span><text:span text:style-name="T38">x̂</text:span><text:span text:style-name="T15">t</text:span><text:span text:style-name="T48"> </text:span><text:span text:style-name="T47">is</text:span></text:p>
      <text:p text:style-name="P17"><text:span text:style-name="T79">P</text:span><text:span text:style-name="T26">t </text:span><text:span text:style-name="T69">= <text:s/></text:span><text:span text:style-name="T83">AP</text:span><text:span text:style-name="T30">t-1</text:span><text:span text:style-name="T83">A</text:span><text:span text:style-name="T99">T</text:span><text:span text:style-name="T71"> + </text:span><text:span text:style-name="T83">Q</text:span><text:span text:style-name="T30">t</text:span><text:span text:style-name="T64"><text:tab/><text:tab/></text:span><text:span text:style-name="T65">(4)</text:span></text:p>
      <text:p text:style-name="P28"/>
      <text:p text:style-name="P8"><text:span text:style-name="T75">N</text:span><text:span text:style-name="T76">ext, we add some measurements. </text:span><text:span text:style-name="T77">The measurements are produced by sensors operating on the actual state </text:span><text:span text:style-name="T46">x</text:span><text:span text:style-name="T23">t</text:span><text:span text:style-name="T77">, and they produce a vector of measure</text:span><text:span text:style-name="T91">ments </text:span><text:span text:style-name="T110">µ</text:span><text:span text:style-name="T112">t</text:span><text:span text:style-name="T104">. We model the sensors with a matrix </text:span><text:span text:style-name="T106">H</text:span><text:span text:style-name="T112">t</text:span><text:span text:style-name="T108">:</text:span></text:p>
      <text:p text:style-name="P29">é èê μ ^^ μ </text:p>
      <text:p text:style-name="P29"/>
      <text:p text:style-name="P9"><text:span text:style-name="T106">µ</text:span><text:span text:style-name="T112">t</text:span><text:span text:style-name="T108">= </text:span><text:span text:style-name="T106">H</text:span><text:span text:style-name="T112">t</text:span><text:span text:style-name="T109"> </text:span><text:span text:style-name="T107">x̂</text:span><text:span text:style-name="T111">t</text:span><text:span text:style-name="T105"><text:tab/><text:tab/><text:tab/></text:span><text:span text:style-name="T104">(5)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th" svg:font-family="'MathJax Math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2:24:02.579173611</meta:creation-date>
    <dc:date>2025-10-09T16:04:31.894444727</dc:date>
    <meta:editing-duration>P7DT17H2M2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417" meta:character-count="2257" meta:non-whitespace-character-count="1749"/>
  </office:meta>
</office:document-meta>
</file>